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20pt"/>
    </style:style>
    <style:style style:name="T1" style:family="text">
      <style:text-properties fo:color="#006600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ower of Fi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game modification for</text:p>
            <text:p>Warcraft III: The Frozen Thr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ry of Warcra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994 - Warcraft: Orcs &amp; Humans</text:p>
              </text:list-item>
              <text:list-item>
                <text:p>1995 - Warcraft II: Tides of Darkness</text:p>
                <text:list>
                  <text:list-item>
                    <text:p>1996 - Warcraft II: Beyond the Dark Portal</text:p>
                  </text:list-item>
                </text:list>
              </text:list-item>
              <text:list-item>
                <text:p><text:span text:style-name="T1">2002 - Warcraft III: Reign of Chaos</text:span></text:p>
                <text:list>
                  <text:list-item>
                    <text:p><text:span text:style-name="T1">2003 - Warcraft III: The Frozen Throne</text:span></text:p>
                  </text:list-item>
                </text:list>
              </text:list-item>
              <text:list-item>
                <text:p>2004 - World of Warcra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ication of the original game</text:p>
              </text:list-item>
              <text:list-item>
                <text:p>World Editor</text:p>
              </text:list-item>
              <text:list-item>
                <text:p>Scripting languages: JASS, vJass, Zinc, Wurst </text:p>
              </text:list-item>
              <text:list-item>
                <text:p>Custom resources: Graphics, sounds</text:p>
              </text:list-item>
              <text:list-item>
                <text:p>Up to 8 MiByte per map</text:p>
              </text:list-item>
              <text:list-item>
                <text:p>Custom MPQs or campaigns with no lim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ding Commun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hiveworkshop.com/" xlink:type="simple">www.hiveworkshop.com</text:a></text:p>
              </text:list-item>
              <text:list-item>
                <text:p><text:a xlink:href="http://Www.wc3c.net/" xlink:type="simple">Www.wc3c.net</text:a></text:p>
              </text:list-item>
              <text:list-item>
                <text:p><text:a xlink:href="http://www.inwarcraft.de/" xlink:type="simple">www.inwarcraft.de</text:a></text:p>
              </text:list-item>
              <text:list-item>
                <text:p>http://www.moddb.com/games/warcraft-iii-frozen-throne/mods</text:p>
                <text:p/>
                <text:p>Inactive/closed websites:</text:p>
              </text:list-item>
              <text:list-item>
                <text:p>wc3sear.ch (moved to Hive Worksho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5" draw:layer="layout" svg:width="25.199cm" svg:height="3.506cm" svg:x="1.4cm" svg:y="0.837cm" presentation:class="title">
          <draw:text-box>
            <text:p>Custom Game vs Mod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Custom Game:</text:span></text:p>
              </text:list-header>
              <text:list-item>
                <text:p>No limits</text:p>
              </text:list-item>
              <text:list-item>
                <text:p>Full copyright</text:p>
              </text:list-item>
              <text:list-item>
                <text:p>Not necessarily commercial requirements</text:p>
              </text:list-item>
              <text:list-item>
                <text:p>Start from scratch</text:p>
              </text:list-item>
              <text:list-item>
                <text:p>Requires more time and more manpowe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2">Modification:</text:span></text:p>
              </text:list-header>
              <text:list-item>
                <text:p>Limited possibilities</text:p>
              </text:list-item>
              <text:list-item>
                <text:p>Limited copyright</text:p>
              </text:list-item>
              <text:list-item>
                <text:p>Requires the original game</text:p>
              </text:list-item>
              <text:list-item>
                <text:p>Focus on content</text:p>
              </text:list-item>
              <text:list-item>
                <text:p>Requires less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5" draw:layer="layout" svg:width="25.199cm" svg:height="3.506cm" svg:x="1.4cm" svg:y="0.837cm" presentation:class="title">
          <draw:text-box>
            <text:p>Compariso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Original:</text:span></text:p>
              </text:list-header>
              <text:list-item>
                <text:p>Realtime strategy game</text:p>
              </text:list-item>
              <text:list-item>
                <text:p>Control army, base and multiple heroes</text:p>
              </text:list-item>
              <text:list-item>
                <text:p>Comic style</text:p>
              </text:list-item>
              <text:list-item>
                <text:p>Fast multiplayer games</text:p>
              </text:list-item>
              <text:list-item>
                <text:p>Multiplayer is not story driven</text:p>
              </text:list-item>
              <text:list-item>
                <text:p>Up to 12 player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2">Modification:</text:span></text:p>
              </text:list-header>
              <text:list-item>
                <text:p>Realtime COOP RPG</text:p>
              </text:list-item>
              <text:list-item>
                <text:p>Control one single hero</text:p>
              </text:list-item>
              <text:list-item>
                <text:p>Realtexture style</text:p>
              </text:list-item>
              <text:list-item>
                <text:p>Longtime multiplayer games</text:p>
              </text:list-item>
              <text:list-item>
                <text:p>Storydriven multiplayer</text:p>
              </text:list-item>
              <text:list-item>
                <text:p>Up to 6 play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rr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ltexture models</text:p>
              </text:list-item>
              <text:list-item>
                <text:p>More detailed</text:p>
              </text:list-item>
              <text:list-item>
                <text:p>Less locations but in bigger size</text:p>
              </text:list-item>
              <text:list-item>
                <text:p>Dungeons separated from the 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aracter manag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8 different classes</text:p>
              </text:list-item>
              <text:list-item>
                <text:p>15 spells per class</text:p>
              </text:list-item>
              <text:list-item>
                <text:p>Up to level 25</text:p>
              </text:list-item>
              <text:list-item>
                <text:p>Bagpack and equipment system</text:p>
              </text:list-item>
              <text:list-item>
                <text:p>Automatic revival</text:p>
              </text:list-item>
              <text:list-item>
                <text:p>Shared bounty and shared XP (mo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Cs with daily routines</text:p>
              </text:list-item>
              <text:list-item>
                <text:p>NPC have interactive dialogs (influenced by Gothic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ear main story</text:p>
              </text:list-item>
              <text:list-item>
                <text:p>Cooperative main quests</text:p>
              </text:list-item>
              <text:list-item>
                <text:p>Independent Side quests per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19:11:38.269000000</meta:creation-date>
    <dc:date>2015-10-01T21:55:43.448000000</dc:date>
    <meta:editing-duration>PT3H16M49S</meta:editing-duration>
    <meta:editing-cycles>18</meta:editing-cycles>
    <meta:generator>LibreOffice/4.3.7.2$Windows_x86 LibreOffice_project/8a35821d8636a03b8bf4e15b48f59794652c68ba</meta:generator>
    <meta:document-statistic meta:object-count="63"/>
  </office:meta>
</office:document-meta>
</file>